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f5733" officeooo:paragraph-rsid="000f5733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f5733" officeooo:paragraph-rsid="000f5733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ặc định: MAX = 128 MB</text:p>
      <text:p text:style-name="P1">Đọc file theo từng khối có kích thước là MAX vào bộ nhớ</text:p>
      <text:p text:style-name="P1">Mỗi lần chạy tiến trình execute nhận 2 tham số là <text:span text:style-name="T1">start</text:span> và <text:span text:style-name="T1">offset</text:span></text:p>
      <text:p text:style-name="P2">start: vị trí bắt đầu đọc file</text:p>
      <text:p text:style-name="P2">offset: số lượng byte cần đọ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8:13:33.122246767</meta:creation-date>
    <dc:date>2018-03-20T18:19:48.231095479</dc:date>
    <meta:editing-duration>PT6M16S</meta:editing-duration>
    <meta:editing-cycles>1</meta:editing-cycles>
    <meta:document-statistic meta:table-count="0" meta:image-count="0" meta:object-count="0" meta:page-count="1" meta:paragraph-count="5" meta:word-count="46" meta:character-count="202" meta:non-whitespace-character-count="161"/>
    <meta:generator>LibreOffice/6.0.2.1$Linux_X86_64 LibreOffice_project/00m0$Build-1</meta:generator>
  </office:meta>
</office:document-meta>
</file>